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01C6753A00AE9C3F67B.png" manifest:media-type="image/png"/>
  <manifest:file-entry manifest:full-path="Pictures/100002010000008800000087CA17D74A6093AEFC.png" manifest:media-type="image/png"/>
  <manifest:file-entry manifest:full-path="Pictures/1000020100000402000000A223FAE7F4C32044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149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Web Programming 1</text:p>
          </draw:text-box>
        </draw:frame>
        <draw:frame draw:style-name="gr1" draw:text-style-name="P1" draw:layer="layout" svg:width="2.925cm" svg:height="0.954cm" svg:x="24.334cm" svg:y="19.496cm">
          <draw:text-box>
            <text:p>tamami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Info</text:p>
          </draw:text-box>
        </draw:frame>
        <draw:frame presentation:style-name="pr4" draw:layer="layout" svg:width="25.14cm" svg:height="14.071cm" svg:x="1.4cm" svg:y="4.914cm" presentation:class="outline" presentation:user-transformed="true">
          <draw:text-box>
            <text:list text:style-name="L2">
              <text:list-item>
                <text:p>No HP / WA : 0856 4240 2088</text:p>
              </text:list-item>
              <text:list-item>
                <text:p>Telegram : @tamamioka</text:p>
              </text:list-item>
              <text:list-item>
                <text:p>Email : tamami.oka@gmail.c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 presentation:user-transformed="true">
          <draw:text-box>
            <text:p>Pengantar</text:p>
          </draw:text-box>
        </draw:frame>
        <draw:frame presentation:style-name="pr4" draw:layer="layout" svg:width="24.953cm" svg:height="14.071cm" svg:x="1.4cm" svg:y="4.914cm" presentation:class="outline" presentation:user-transformed="true">
          <draw:text-box>
            <text:list text:style-name="L2">
              <text:list-item>
                <text:p>PHP adalah server scripting lang</text:p>
              </text:list-item>
              <text:list-item>
                <text:p>Untuk membuat web dinamis</text:p>
              </text:list-item>
              <text:list-item>
                <text:p>Gratis dibanding ASP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Instalasi dan Persiapan</text:p>
          </draw:text-box>
        </draw:frame>
        <draw:frame presentation:style-name="pr4" draw:layer="layout" svg:width="24.849cm" svg:height="14.071cm" svg:x="1.4cm" svg:y="4.914cm" presentation:class="outline" presentation:user-transformed="true">
          <draw:text-box>
            <text:list text:style-name="L2">
              <text:list-item>
                <text:p>Paket software→ <text:a xlink:href="https://www.apachefriends.org/index.html" xlink:type="simple">https://www.apachefriends.org/index.html</text:a></text:p>
              </text:list-item>
              <text:list-item>
                <text:p>Sumber referensi terbaru :</text:p>
                <text:list>
                  <text:list-item>
                    <text:p><text:a xlink:href="https://www.w3schools.com/php/default.asp" xlink:type="simple">https://www.w3schools.com/php/default.asp</text:a></text:p>
                  </text:list-item>
                  <text:list-item>
                    <text:p><text:a xlink:href="http://php.net/manual/en/" xlink:type="simple">http://php.net/manual/en/</text:a></text:p>
                  </text:list-item>
                  <text:list-item>
                    <text:p><text:a xlink:href="https://www.tutorialspoint.com/php/" xlink:type="simple">https://www.tutorialspoint.com/php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Perangkat yang digunakan</text:p>
          </draw:text-box>
        </draw:frame>
        <draw:frame presentation:style-name="pr4" draw:layer="layout" svg:width="24.675cm" svg:height="6.321cm" svg:x="1.4cm" svg:y="4.914cm" presentation:class="outline" presentation:user-transformed="true">
          <draw:text-box>
            <text:list text:style-name="L2">
              <text:list-item>
                <text:p>Web Server Apache, atau nginx, atau IIS</text:p>
              </text:list-item>
              <text:list-item>
                <text:p>Basis data MySQL, atau MariaDB, atau PostgreSQL</text:p>
              </text:list-item>
              <text:list-item>
                <text:p>PHP interpreter.</text:p>
                <text:p/>
              </text:list-item>
            </text:list>
          </draw:text-box>
        </draw:frame>
        <draw:frame draw:style-name="gr3" draw:text-style-name="P4" draw:layer="layout" svg:width="6.649cm" svg:height="1.508cm" svg:x="0.773cm" svg:y="11.804cm">
          <draw:text-box>
            <text:p><text:span text:style-name="T1">Pendukung</text:span></text:p>
          </draw:text-box>
        </draw:frame>
        <draw:frame presentation:style-name="pr4" draw:layer="layout" svg:width="24.675cm" svg:height="6.321cm" svg:x="1.279cm" svg:y="13.626cm" presentation:class="outline" presentation:user-transformed="true">
          <draw:text-box>
            <text:list text:style-name="L2">
              <text:list-item>
                <text:p>Github</text:p>
              </text:list-item>
              <text:list-item>
                <text:p>Visual Studio Code</text:p>
              </text:list-item>
              <text:list-item>
                <text:p>www.000webhost.com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title">
      <style:graphic-properties draw:auto-grow-height="false" fo:min-height="3.507cm"/>
    </style:style>
    <style:style style:name="Mpr5" style:family="presentation" style:parent-style-name="Pencil1-backgroundobjects">
      <style:graphic-properties draw:stroke="none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199cm" svg:height="2.07cm" svg:x="1.4cm" svg:y="0.837cm" presentation:class="title">
        <draw:text-box>
          <text:p>Click to edit the title text format</text:p>
        </draw:text-box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5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6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6:28:18.789726064</meta:creation-date>
    <meta:editing-duration>P0D</meta:editing-duration>
    <meta:editing-cycles>1</meta:editing-cycles>
    <meta:generator>LibreOffice/5.3.1.2$Linux_X86_64 LibreOffice_project/30m0$Build-2</meta:generator>
    <meta:document-statistic meta:object-count="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